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3_2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Bernard Drachma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5653</text:p>
      <text:p text:style-name="P5">Date (derived from Gregorian calendar)<text:tab/>October 17, 1893</text:p>
      <text:p text:style-name="P5">Month<text:tab/><text:tab/><text:tab/><text:tab/><text:tab/><text:tab/>October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There is a small tear near the top right corner that was repaired with tape.</text:p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New York, October 17<text:span text:style-name="T2">th</text:span><text:span text:style-name="T3"> 5653/</text:span></text:p>
      <text:p text:style-name="P2"><text:span text:style-name="T3">Dear Dr!/</text:span></text:p>
      <text:p text:style-name="P2"><text:span text:style-name="T3"><text:tab/>I regret exceedingly not to have met you when/ you were in New York recently. <text:s/>The reason of the misunder-/-standing seems to have been the existence of another schedule/ of hours beside the one under which the Seminary classes/ are now being taught. <text:s/>I was not aware of the existence/ of any other than the one now in use and to which I en-/-deavor to adhere strictly. <text:s/>The schedule will soon be printed/ and then mistakes of this kind will no longer be possible./ <text:s/>I hope to be able to see you soon as there are several matters/ of vital importance to the Seminary which acquire discussion./ <text:s/>In case you do not wish to come to New York yourself I could/ arrange to call on you in Philadelphia and might be able,/ by taking an early train, to be back in time to meet the classes./ <text:s/>Hoping you will soon recover your wanted health and strength, I re-/-main/ Yours very truly/ Bernard Drachma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9T10:03:32.38</meta:creation-date>
    <dc:date>2011-12-19T10:18:04.84</dc:date>
    <dc:creator>Penn Libraries</dc:creator>
    <meta:editing-duration>PT00H14M3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4" meta:word-count="352" meta:character-count="2283"/>
  </office:meta>
</office:document-meta>
</file>